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1"/>
    </style:style>
    <style:style style:name="P4" style:family="paragraph" style:parent-style-name="Table_20_Contents">
      <style:text-properties style:font-name="Khmer OS1" officeooo:rsid="0006c710" officeooo:paragraph-rsid="0006c710"/>
    </style:style>
    <style:style style:name="P5" style:family="paragraph" style:parent-style-name="Table_20_Contents"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1" officeooo:rsid="000e2cb0" officeooo:paragraph-rsid="000e2cb0"/>
    </style:style>
    <style:style style:name="P12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1" officeooo:rsid="002896d9" officeooo:paragraph-rsid="002896d9"/>
    </style:style>
    <style:style style:name="P14" style:family="paragraph" style:parent-style-name="Table_20_Contents">
      <style:text-properties style:font-name="Khmer OS1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Khmer OS1" officeooo:rsid="003d46e2" officeooo:paragraph-rsid="003d46e2"/>
    </style:style>
    <style:style style:name="P16" style:family="paragraph" style:parent-style-name="Table_20_Contents">
      <style:paragraph-properties fo:text-align="center" style:justify-single-word="false"/>
      <style:text-properties style:font-name="Khmer OS1" officeooo:rsid="003e2522" officeooo:paragraph-rsid="003e2522"/>
    </style:style>
    <style:style style:name="P17" style:family="paragraph" style:parent-style-name="Table_20_Contents">
      <style:paragraph-properties fo:text-align="center" style:justify-single-word="false"/>
      <style:text-properties style:font-name="Khmer OS1" officeooo:rsid="003fff45" officeooo:paragraph-rsid="003fff45"/>
    </style:style>
    <style:style style:name="P18" style:family="paragraph" style:parent-style-name="Table_20_Contents">
      <style:text-properties style:font-name="Khmer OS1" officeooo:rsid="0034a579" officeooo:paragraph-rsid="0034a579"/>
    </style:style>
    <style:style style:name="P19" style:family="paragraph" style:parent-style-name="Table_20_Contents">
      <style:text-properties officeooo:paragraph-rsid="00099c9b"/>
    </style:style>
    <style:style style:name="P20" style:family="paragraph" style:parent-style-name="Table_20_Contents">
      <style:text-properties officeooo:paragraph-rsid="0006c710"/>
    </style:style>
    <style:style style:name="P21" style:family="paragraph" style:parent-style-name="Table_20_Contents">
      <style:paragraph-properties fo:text-align="start" style:justify-single-word="false"/>
      <style:text-properties officeooo:paragraph-rsid="000e2cb0"/>
    </style:style>
    <style:style style:name="P22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3" style:family="paragraph" style:parent-style-name="Table_20_Contents">
      <style:paragraph-properties fo:text-align="start" style:justify-single-word="false"/>
      <style:text-properties officeooo:paragraph-rsid="003fff45"/>
    </style:style>
    <style:style style:name="P24" style:family="paragraph" style:parent-style-name="Table_20_Contents">
      <style:text-properties officeooo:paragraph-rsid="00175158"/>
    </style:style>
    <style:style style:name="P25" style:family="paragraph" style:parent-style-name="Table_20_Contents">
      <style:text-properties officeooo:paragraph-rsid="000759e3"/>
    </style:style>
    <style:style style:name="P26" style:family="paragraph" style:parent-style-name="Table_20_Contents">
      <style:text-properties officeooo:paragraph-rsid="0018e529"/>
    </style:style>
    <style:style style:name="P27" style:family="paragraph" style:parent-style-name="Table_20_Contents">
      <style:text-properties officeooo:rsid="00315b26" officeooo:paragraph-rsid="00315b26"/>
    </style:style>
    <style:style style:name="P28" style:family="paragraph" style:parent-style-name="Standard" style:list-style-name="L2">
      <style:text-properties style:font-name="Khmer OS1" officeooo:rsid="00194ce9" officeooo:paragraph-rsid="00389b98"/>
    </style:style>
    <style:style style:name="P29" style:family="paragraph" style:parent-style-name="Table_20_Contents" style:list-style-name="L1">
      <style:text-properties officeooo:paragraph-rsid="0035ce86"/>
    </style:style>
    <style:style style:name="P30" style:family="paragraph" style:parent-style-name="Table_20_Contents" style:list-style-name="L1">
      <style:text-properties officeooo:paragraph-rsid="0044c57b"/>
    </style:style>
    <style:style style:name="P31" style:family="paragraph" style:parent-style-name="Table_20_Contents" style:list-style-name="L1">
      <style:text-properties officeooo:rsid="0035b19f" officeooo:paragraph-rsid="0035b19f"/>
    </style:style>
    <style:style style:name="P32" style:family="paragraph" style:parent-style-name="Table_20_Contents" style:list-style-name="L1">
      <style:text-properties style:font-name="Khmer OS1" officeooo:rsid="0035b19f" officeooo:paragraph-rsid="0035b19f"/>
    </style:style>
    <style:style style:name="P33" style:family="paragraph" style:parent-style-name="Table_20_Contents" style:list-style-name="L2">
      <style:text-properties style:font-name="Khmer OS1" fo:font-weight="normal" officeooo:rsid="00389b98" officeooo:paragraph-rsid="00389b98" style:font-weight-asian="normal" style:font-weight-complex="normal"/>
    </style:style>
    <style:style style:name="P34" style:family="paragraph" style:parent-style-name="Table_20_Contents" style:list-style-name="L2">
      <style:text-properties style:font-name="Khmer OS1" fo:font-weight="normal" officeooo:rsid="00194ce9" officeooo:paragraph-rsid="003a1288" style:font-weight-asian="normal" style:font-weight-complex="normal"/>
    </style:style>
    <style:style style:name="P35" style:family="paragraph" style:parent-style-name="Table_20_Contents" style:list-style-name="L1">
      <style:text-properties style:font-name="Khmer OS1" officeooo:rsid="0048e91e" officeooo:paragraph-rsid="0048e91e"/>
    </style:style>
    <style:style style:name="P36" style:family="paragraph" style:parent-style-name="Table_20_Contents" style:list-style-name="L2">
      <style:text-properties officeooo:paragraph-rsid="00389b98"/>
    </style:style>
    <style:style style:name="P37" style:family="paragraph">
      <loext:graphic-properties draw:fill="none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/>
    </style:style>
    <style:style style:name="T2" style:family="text">
      <style:text-properties style:font-name="Khmer OS1" officeooo:rsid="00099c9b"/>
    </style:style>
    <style:style style:name="T3" style:family="text">
      <style:text-properties style:font-name="Khmer OS1" officeooo:rsid="0006c710"/>
    </style:style>
    <style:style style:name="T4" style:family="text">
      <style:text-properties style:font-name="Khmer OS1" officeooo:rsid="00175158"/>
    </style:style>
    <style:style style:name="T5" style:family="text">
      <style:text-properties style:font-name="Khmer OS1" officeooo:rsid="0018e529"/>
    </style:style>
    <style:style style:name="T6" style:family="text">
      <style:text-properties style:font-name="Khmer OS1" fo:font-weight="normal" officeooo:rsid="00194ce9" style:font-weight-asian="normal" style:font-weight-complex="normal"/>
    </style:style>
    <style:style style:name="T7" style:family="text">
      <style:text-properties style:font-name="Khmer OS1" fo:font-weight="normal" officeooo:rsid="00389b98" style:font-weight-asian="normal" style:font-weight-complex="normal"/>
    </style:style>
    <style:style style:name="T8" style:family="text">
      <style:text-properties style:font-name="Khmer OS1" officeooo:rsid="000e2cb0"/>
    </style:style>
    <style:style style:name="T9" style:family="text">
      <style:text-properties style:font-name="Khmer OS1" officeooo:rsid="002a5249"/>
    </style:style>
    <style:style style:name="T10" style:family="text">
      <style:text-properties style:font-name="Khmer OS1" officeooo:rsid="002eb32c"/>
    </style:style>
    <style:style style:name="T11" style:family="text">
      <style:text-properties style:font-name="Khmer OS1" officeooo:rsid="00305d26"/>
    </style:style>
    <style:style style:name="T12" style:family="text">
      <style:text-properties style:font-name="Khmer OS1" officeooo:rsid="000759e3"/>
    </style:style>
    <style:style style:name="T13" style:family="text">
      <style:text-properties style:font-name="Khmer OS1" officeooo:rsid="0030e439"/>
    </style:style>
    <style:style style:name="T14" style:family="text">
      <style:text-properties style:font-name="Khmer OS1" officeooo:rsid="00315b26"/>
    </style:style>
    <style:style style:name="T15" style:family="text">
      <style:text-properties style:font-name="Khmer OS1" officeooo:rsid="00322a3c"/>
    </style:style>
    <style:style style:name="T16" style:family="text">
      <style:text-properties style:font-name="Khmer OS1" officeooo:rsid="0034a579"/>
    </style:style>
    <style:style style:name="T17" style:family="text">
      <style:text-properties style:font-name="Khmer OS1" officeooo:rsid="0035ce86"/>
    </style:style>
    <style:style style:name="T18" style:family="text">
      <style:text-properties style:font-name="Khmer OS1" officeooo:rsid="0037a9f6"/>
    </style:style>
    <style:style style:name="T19" style:family="text">
      <style:text-properties style:font-name="Khmer OS1" officeooo:rsid="0035b19f"/>
    </style:style>
    <style:style style:name="T20" style:family="text">
      <style:text-properties style:font-name="Khmer OS1" officeooo:rsid="002896d9"/>
    </style:style>
    <style:style style:name="T21" style:family="text">
      <style:text-properties style:font-name="Khmer OS1" officeooo:rsid="003be1dc"/>
    </style:style>
    <style:style style:name="T22" style:family="text">
      <style:text-properties style:font-name="Khmer OS1" officeooo:rsid="003e2522"/>
    </style:style>
    <style:style style:name="T23" style:family="text">
      <style:text-properties style:font-name="Khmer OS1" officeooo:rsid="003fff45"/>
    </style:style>
    <style:style style:name="T24" style:family="text">
      <style:text-properties style:font-name="Khmer OS1" officeooo:rsid="0042587d"/>
    </style:style>
    <style:style style:name="T25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26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27" style:family="text">
      <style:text-properties officeooo:rsid="0006c710"/>
    </style:style>
    <style:style style:name="T28" style:family="text">
      <style:text-properties officeooo:rsid="002eb32c"/>
    </style:style>
    <style:style style:name="T29" style:family="text">
      <style:text-properties officeooo:rsid="00389b98"/>
    </style:style>
    <style:style style:name="T30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5881540832">
          <table:table-cell table:style-name="Table1.A1" office:value-type="string">
            <text:p text:style-name="P4">CU-0<text:span text:style-name="T28">3</text:span></text:p>
          </table:table-cell>
          <table:table-cell table:style-name="Table1.A1" table:number-columns-spanned="3" office:value-type="string">
            <text:p text:style-name="P20"><text:span text:style-name="T3">Registrar </text:span><text:span text:style-name="T10">Asignación</text:span><text:span text:style-name="T4"> Bien</text:span></text:p>
          </table:table-cell>
          <table:covered-table-cell/>
          <table:covered-table-cell/>
        </table:table-row>
        <table:table-row table:style-name="TableLine94525886639280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27">22/07/2022</text:span></text:p>
          </table:table-cell>
          <table:covered-table-cell/>
          <table:covered-table-cell/>
        </table:table-row>
        <table:table-row table:style-name="TableLine94525843358416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4"><text:span text:style-name="T4">El bien debe </text:span><text:span text:style-name="T11">encontrarse disponible para su asignación, el sistema verificará que la oficina actual sea Sectorial informática, y el responsable el responsable del área Informática</text:span></text:p>
          </table:table-cell>
          <table:covered-table-cell/>
          <table:covered-table-cell/>
        </table:table-row>
        <table:table-row table:style-name="TableLine94525832686336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5"><text:span text:style-name="T12">El sistema permitirá registrar </text:span><text:span text:style-name="T4">la </text:span><text:span text:style-name="T13">asignación</text:span><text:span text:style-name="T4"> de un bien, requiriendo que se completen los datos </text:span><text:span text:style-name="T13">de a quién se asigna, y emitirá un comprobante por duplicado. </text:span></text:p>
          </table:table-cell>
          <table:covered-table-cell/>
          <table:covered-table-cell/>
        </table:table-row>
        <table:table-row table:style-name="TableLine94525845177920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5851872528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9"><text:span text:style-name="T2">El usuario ingresa al modulo </text:span><text:span text:style-name="T13">Movimientos / Asignación </text:span></text:p>
          </table:table-cell>
          <table:covered-table-cell/>
        </table:table-row>
        <table:table-row table:style-name="TableLine94525833775648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6"><text:span text:style-name="T2">E</text:span><text:span text:style-name="T5">l usuario </text:span><text:span text:style-name="T14">ingresa el CI del bien a asignar.</text:span></text:p>
            <text:p text:style-name="P27"><text:span text:style-name="T15">Si el bien está disponible, e</text:span><text:span text:style-name="T1">n pantalla se mostrarán los datos de ese bien </text:span><text:span text:style-name="T16">(tipo, rama, descripción, nro licencia, etc)</text:span></text:p>
            <text:p text:style-name="P18">El usuario deberá ingresar los datos referentes a la Asignación:</text:p>
            <text:list xml:id="list4070550104" text:style-name="L1">
              <text:list-item>
                <text:p text:style-name="P31"><text:span text:style-name="T16">F</text:span><text:span text:style-name="T1">echa asignación</text:span></text:p>
              </text:list-item>
              <text:list-item>
                <text:p text:style-name="P32">Agente Responsable: agente de planta permanente a quien se asigna el BI</text:p>
              </text:list-item>
              <text:list-item>
                <text:p text:style-name="P32">Oficina adonde estará el BI</text:p>
              </text:list-item>
              <text:list-item>
                <text:p text:style-name="P32">Funcionario responsable: superior responsable del área</text:p>
              </text:list-item>
              <text:list-item>
                <text:p text:style-name="P35">Observacion</text:p>
              </text:list-item>
              <text:list-item>
                <text:p text:style-name="P31"><text:span text:style-name="T1">Apellido y nombre de quien </text:span><text:span text:style-name="T18">firma la </text:span><text:span text:style-name="T1">entrega </text:span><text:span text:style-name="T24">d</text:span><text:span text:style-name="T1">el BI</text:span></text:p>
              </text:list-item>
              <text:list-item>
                <text:p text:style-name="P29"><text:span text:style-name="T17">Usuarios que tendrán acceso a ese BI: en caso </text:span><text:soft-page-break/><text:span text:style-name="T17">de que no se ingrese agente de planta, el dato de funcionario responsable y usuario será obligatorio.</text:span></text:p>
              </text:list-item>
              <text:list-item>
                <text:p text:style-name="P30"><text:span text:style-name="T19">Apellido y nombre de quien </text:span><text:span text:style-name="T18">firma la recepción</text:span></text:p>
              </text:list-item>
            </text:list>
          </table:table-cell>
          <table:covered-table-cell/>
        </table:table-row>
        <table:table-row table:style-name="TableLine94525917280640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<text:bookmark-start text:name="__DdeLink__882_1046356847"/>Al presionar el botón Guardar el sistema guardará los datos ingresados, generando el nro de comprobante.</text:p>
            <text:p text:style-name="P14">Se ejecutarán los siguientes pasos:</text:p>
            <text:list xml:id="list4011738434" text:style-name="L2">
              <text:list-item>
                <text:p text:style-name="P28"><text:span text:style-name="T29">i</text:span>nsertar un registro en movimiento, con los datos: </text:p>
                <text:list>
                  <text:list-item>
                    <text:p text:style-name="P36"><text:span text:style-name="T6">tipo movimiento: </text:span><text:span text:style-name="T7">Asignación</text:span></text:p>
                  </text:list-item>
                  <text:list-item>
                    <text:p text:style-name="P33">responsables</text:p>
                  </text:list-item>
                  <text:list-item>
                    <text:p text:style-name="P33">oficina</text:p>
                  </text:list-item>
                  <text:list-item>
                    <text:p text:style-name="P33">ubicación</text:p>
                  </text:list-item>
                  <text:list-item>
                    <text:p text:style-name="P34">actualizar en bien dato de ultimo_movimiento con el id generado en movimiento<text:bookmark-end text:name="__DdeLink__882_1046356847"/>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5843299376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20"><text:s/></text:span><text:span text:style-name="T21">El </text:span><text:span text:style-name="T20">usuario deberá imprimir el comprobante de </text:span><text:span text:style-name="T21">asignación</text:span><text:span text:style-name="T20">. </text:span></text:p>
            <text:p text:style-name="P22"><text:span text:style-name="T9">Al </text:span><text:span text:style-name="T20">presiona</text:span><text:span text:style-name="T9">r</text:span><text:span text:style-name="T20"> el botón “imprimir comprobante”, </text:span><text:span text:style-name="T9">el sistema emitirá 2 copias</text:span><text:span text:style-name="T20"> (una para </text:span><text:span text:style-name="T21">quien se asignó el bien</text:span><text:span text:style-name="T20">, otra para archivo de la sectorial)</text:span></text:p>
          </table:table-cell>
          <table:covered-table-cell/>
        </table:table-row>
        <table:table-row table:style-name="TableLine94525868440496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15">El bien quedará asignado a los responsables ingresados, permitiendo conocer la ubicación física del mismo</text:p>
          </table:table-cell>
          <table:covered-table-cell/>
          <table:covered-table-cell/>
        </table:table-row>
        <table:table-row table:style-name="TableLine94525869104672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5871999744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1">E1</text:p>
          </table:table-cell>
          <table:covered-table-cell/>
          <table:table-cell table:style-name="Table1.D14" office:value-type="string">
            <text:p text:style-name="P21"><text:bookmark-start text:name="__DdeLink__6931_3486381995"/><text:span text:style-name="T8">Si el </text:span><text:span text:style-name="T22">Agente Responsable no se encuentra en la lista</text:span><text:span text:style-name="T8">, el usuario deberá comunicarse con un usuario administrador y solicitar el alta del mismo</text:span><text:bookmark-end text:name="__DdeLink__6931_3486381995"/></text:p>
          </table:table-cell>
        </table:table-row>
        <table:table-row table:style-name="TableLine94525871886080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6">E2</text:p>
          </table:table-cell>
          <table:covered-table-cell/>
          <table:table-cell table:style-name="Table1.D14" office:value-type="string">
            <text:p text:style-name="P23"><text:span text:style-name="T8">Si </text:span><text:span text:style-name="T23">la</text:span><text:span text:style-name="T8"> </text:span><text:span text:style-name="T23">Oficina</text:span><text:span text:style-name="T22"> no se encuentra en la lista</text:span><text:span text:style-name="T8">, el usuario deberá comunicarse con un usuario administrador y solicitar el alta </text:span><text:soft-page-break/><text:span text:style-name="T8">del mismo</text:span></text:p>
          </table:table-cell>
        </table:table-row>
        <table:table-row table:style-name="TableLine94525881539216">
          <table:table-cell table:style-name="Table1.A14" office:value-type="string">
            <text:p text:style-name="P9"/>
          </table:table-cell>
          <table:table-cell table:style-name="Table1.B14" table:number-columns-spanned="2" office:value-type="string">
            <text:p text:style-name="P17">E3</text:p>
          </table:table-cell>
          <table:covered-table-cell/>
          <table:table-cell table:style-name="Table1.D14" office:value-type="string">
            <text:p text:style-name="P23"><text:span text:style-name="T23">S</text:span><text:span text:style-name="T8">i el </text:span><text:span text:style-name="T22">Funcionario Responsable no se encuentra en la lista</text:span><text:span text:style-name="T8">, el usuario deberá comunicarse con un usuario administrador y solicitar el alta del mism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5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8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2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11" draw:name="Shape5_0" draw:style-name="Mgr2" draw:text-style-name="MP4" draw:type="line" svg:x1="-0.272cm" svg:y1="0.423cm" svg:x2="17.124cm" svg:y2="0.476cm" svg:d="M-273 423l17397 53" svg:viewBox="0 0 17399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21:20.131376205</dc:date>
    <meta:editing-duration>PT7H33M14S</meta:editing-duration>
    <meta:editing-cycles>52</meta:editing-cycles>
    <meta:generator>LibreOffice/6.4.7.2$Linux_X86_64 LibreOffice_project/40$Build-2</meta:generator>
    <meta:document-statistic meta:table-count="1" meta:image-count="1" meta:object-count="0" meta:page-count="3" meta:paragraph-count="49" meta:word-count="377" meta:character-count="2300" meta:non-whitespace-character-count="1980"/>
  </office:meta>
</office:document-meta>
</file>